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Verdana, Helvetica"/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master-page-name="MP0">
      <style:paragraph-properties fo:text-align="center" style:justify-single-word="false" style:page-number="auto"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7. Stretnutie </text:h>
      <text:p text:style-name="Normálny"><text:span text:style-name="Predvolené_20_písmo_20_odseku"><text:span text:style-name="T1">Dátum:</text:span></text:span> 24.10.2013</text:p>
      <text:p text:style-name="Normálny"/>
      <text:p text:style-name="Normálny"><text:span text:style-name="Predvolené_20_písmo_20_odseku"><text:span text:style-name="T1">Zúčastnení:</text:span></text:span> Adam Horváth, Peter Šulík, Michal Raška, Andrej Sekáč</text:p>
      <text:p text:style-name="Normálny"/>
      <text:p text:style-name="Normálny">Poznámka: Timotej Krajči sa nemohol zúčastniť, pretože musel byť odcestovaný v zahraničí.</text:p>
      <text:p text:style-name="Normálny"><text:span text:style-name="Predvolené_20_písmo_20_odseku"><text:span text:style-name="T1"/></text:span></text:p>
      <text:p text:style-name="Normálny"><text:span text:style-name="Predvolené_20_písmo_20_odseku"><text:span text:style-name="T1">Agenda:</text:span></text:span> <text:s/>Vytvoriť dokument „<text:span text:style-name="T2">Analýza technológií, dekompozícia a dátový model</text:span>“. </text:p>
      <text:p text:style-name="Normálny"/>
      <text:p text:style-name="Normálny">Hneď na úvod stretnutia sme sa zhodli na tom, že definitívne budeme projekt realizovať s využitím frameworku Ruby on Rails. Ako sme už niekoľko krát spomenuli, niektorí členovia majú s týmto frameworkom skúsenosť a usúdili, že je vhodný na riešenie tohto problému. Ďalej sme navrhli databázu. Na toto sme použili nástroj, s ktorým mal skúsenosť Andrej. Jediným problémom bol, že nevedel exportovať návrh databázy vo formáte obrázku alebo inej podobnej forme. Toto sme vyriešili „print screen-om“ obrazovky. Následne sme projekt rozdelili na jednotlivé časti, ktoré by mali byť implementovateľné naraz a nemali by byť závislé jedna od druhej. Týmto sa náš čas vyčerpal a pokračovali sme na stretnutie s pánom Petrovičom, aby sme mu dokument ukáza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Verdana, Helvetica"/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álny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Normálny" style:next-style-name="Normálny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size-complex="14pt" style:font-weight-complex="bold" fo:hyphenate="false" fo:hyphenation-remain-char-count="0" fo:hyphenation-push-char-count="0"/>
    </style:style>
    <style:style style:name="Predvolené_20_písmo_20_odseku" style:display-name="Predvolené písmo odseku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 Raška</meta:initial-creator>
    <meta:creation-date>2013-10-27T20:07:20.65</meta:creation-date>
    <dc:date>2013-10-27T20:33:47.18</dc:date>
    <dc:creator>Michal Raška</dc:creator>
    <meta:editing-duration>PT10M26S</meta:editing-duration>
    <meta:editing-cycles>2</meta:editing-cycles>
    <meta:generator>OpenOffice/4.0.0$Win32 OpenOffice.org_project/400m3$Build-9702</meta:generator>
    <meta:document-statistic meta:table-count="0" meta:image-count="0" meta:object-count="0" meta:page-count="1" meta:paragraph-count="6" meta:word-count="150" meta:character-count="1012"/>
  </office:meta>
</office:document-meta>
</file>